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38c" officeooo:paragraph-rsid="001cf38c"/>
    </style:style>
    <style:style style:name="P2" style:family="paragraph" style:parent-style-name="Standard">
      <style:text-properties officeooo:rsid="001cf38c" officeooo:paragraph-rsid="001d2f1f"/>
    </style:style>
    <style:style style:name="P3" style:family="paragraph" style:parent-style-name="Standard">
      <style:text-properties fo:font-size="14pt" fo:font-weight="bold" officeooo:rsid="001cf38c" officeooo:paragraph-rsid="001cf38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f38c" officeooo:paragraph-rsid="001d1ed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30459" officeooo:paragraph-rsid="0023045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77d6c" officeooo:paragraph-rsid="00277d6c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d1ed7" officeooo:paragraph-rsid="001d1ed7"/>
    </style:style>
    <style:style style:name="P8" style:family="paragraph" style:parent-style-name="Standard">
      <style:text-properties officeooo:rsid="001d2f1f" officeooo:paragraph-rsid="001d2f1f"/>
    </style:style>
    <style:style style:name="P9" style:family="paragraph" style:parent-style-name="Standard">
      <style:text-properties style:font-name="Liberation Mono" fo:font-size="10pt" fo:font-weight="bold" officeooo:rsid="001cf38c" officeooo:paragraph-rsid="001cf38c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Mono" fo:font-size="10pt" fo:font-weight="bold" officeooo:rsid="001cf38c" officeooo:paragraph-rsid="001d1ed7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Mono" fo:font-size="10pt" fo:font-weight="bold" officeooo:rsid="001cf38c" officeooo:paragraph-rsid="001d2f1f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Mono" fo:font-size="10pt" fo:font-weight="bold" officeooo:rsid="001ff3d8" officeooo:paragraph-rsid="001ff3d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Mono" fo:font-size="9pt" fo:font-weight="bold" officeooo:rsid="001cf38c" officeooo:paragraph-rsid="00230459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Liberation Mono" fo:font-size="9pt" fo:font-weight="bold" officeooo:rsid="001cf38c" officeooo:paragraph-rsid="0023f337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Liberation Mono" fo:font-size="9pt" fo:font-weight="bold" officeooo:rsid="001cf38c" officeooo:paragraph-rsid="0025ba98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Liberation Mono" fo:font-size="9pt" fo:font-weight="bold" officeooo:rsid="0025ba98" officeooo:paragraph-rsid="0025ba98" style:font-size-asian="9pt" style:font-weight-asian="bold" style:font-size-complex="9pt" style:font-weight-complex="bold"/>
    </style:style>
    <style:style style:name="P17" style:family="paragraph" style:parent-style-name="Standard">
      <style:text-properties officeooo:rsid="001ff3d8" officeooo:paragraph-rsid="001ff3d8"/>
    </style:style>
    <style:style style:name="P18" style:family="paragraph" style:parent-style-name="Standard">
      <style:text-properties fo:font-weight="bold" officeooo:rsid="001d2f1f" officeooo:paragraph-rsid="001d2f1f" style:font-weight-asian="bold" style:font-weight-complex="bold"/>
    </style:style>
    <style:style style:name="P19" style:family="paragraph" style:parent-style-name="Standard">
      <style:text-properties fo:font-weight="bold" officeooo:rsid="001d1ed7" officeooo:paragraph-rsid="001d1ed7" style:font-weight-asian="bold" style:font-weight-complex="bold"/>
    </style:style>
    <style:style style:name="P20" style:family="paragraph" style:parent-style-name="Standard">
      <style:text-properties officeooo:rsid="00217d63" officeooo:paragraph-rsid="00217d63"/>
    </style:style>
    <style:style style:name="P21" style:family="paragraph" style:parent-style-name="Standard">
      <style:text-properties officeooo:rsid="0023f337" officeooo:paragraph-rsid="0023f337"/>
    </style:style>
    <style:style style:name="P22" style:family="paragraph" style:parent-style-name="Standard">
      <style:text-properties officeooo:rsid="0024bf91" officeooo:paragraph-rsid="0024bf91"/>
    </style:style>
    <style:style style:name="P23" style:family="paragraph" style:parent-style-name="Standard">
      <style:text-properties officeooo:rsid="00230459" officeooo:paragraph-rsid="00230459"/>
    </style:style>
    <style:style style:name="P24" style:family="paragraph" style:parent-style-name="Standard">
      <style:text-properties officeooo:rsid="0025ba98" officeooo:paragraph-rsid="0025ba98"/>
    </style:style>
    <style:style style:name="P25" style:family="paragraph" style:parent-style-name="Standard">
      <style:text-properties officeooo:rsid="00277d6c" officeooo:paragraph-rsid="00277d6c"/>
    </style:style>
    <style:style style:name="P26" style:family="paragraph" style:parent-style-name="Standard">
      <style:text-properties officeooo:rsid="00294fe7" officeooo:paragraph-rsid="00294fe7"/>
    </style:style>
    <style:style style:name="P27" style:family="paragraph" style:parent-style-name="Preformatted_20_Text">
      <style:text-properties officeooo:rsid="001d1ed7" officeooo:paragraph-rsid="001d1ed7"/>
    </style:style>
    <style:style style:name="P28" style:family="paragraph" style:parent-style-name="Preformatted_20_Text">
      <style:text-properties officeooo:rsid="001d2f1f" officeooo:paragraph-rsid="001d2f1f"/>
    </style:style>
    <style:style style:name="P29" style:family="paragraph" style:parent-style-name="Standard">
      <loext:graphic-properties draw:fill="solid" draw:fill-color="#83caff" draw:fill-image-width="0in" draw:fill-image-height="0in"/>
      <style:paragraph-properties fo:background-color="#83caff" style:writing-mode="page"/>
      <style:text-properties style:font-name="Liberation Mono" fo:font-size="7pt" fo:font-weight="bold" officeooo:rsid="001cf38c" officeooo:paragraph-rsid="00277d6c" style:font-size-asian="7pt" style:font-weight-asian="bold" style:font-size-complex="7pt" style:font-weight-complex="bold"/>
    </style:style>
    <style:style style:name="T1" style:family="text">
      <style:text-properties officeooo:rsid="001d1ed7"/>
    </style:style>
    <style:style style:name="T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" fo:font-size="10pt" fo:font-weight="bold" officeooo:rsid="001cf38c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de Red Dashboard</text:p>
      <text:p text:style-name="P1">Στο rasbian stretch είναι εγκατεστημένο το Node-Red V 0.19.4 και για να βάλουμε το dashboard κάνουμε τις εξής ενέργειες:</text:p>
      <text:p text:style-name="P9">sudo apt-get update</text:p>
      <text:p text:style-name="P9">sudo apt-get install npm</text:p>
      <text:p text:style-name="P9">cd ~/.node-red</text:p>
      <text:p text:style-name="P1"><text:span text:style-name="T2">sudo npm i -g </text:span><text:a xlink:type="simple" xlink:href="mailto:npm@2.x" text:style-name="Internet_20_link" text:visited-style-name="Visited_20_Internet_20_Link"><text:span text:style-name="T2">npm@2.x</text:span></text:a></text:p>
      <text:p text:style-name="P9">npm install node-red-dashboard</text:p>
      <text:p text:style-name="P1">Σταματά<text:span text:style-name="T1">με</text:span> το node-red με <text:span text:style-name="T2">node-red-stop</text:span> και το ξεκινά<text:span text:style-name="T1">με</text:span> με <text:span text:style-name="T2">node-red-start</text:span>.</text:p>
      <text:p text:style-name="P1"/>
      <text:p text:style-name="P4">Mosquitto</text:p>
      <text:p text:style-name="P10">sudo apt install -y mosquitto mosquitto-clients</text:p>
      <text:p text:style-name="P10"/>
      <text:p text:style-name="P7">Ενεργοποιούμε το service:</text:p>
      <text:p text:style-name="P10">sudo systemctl enable mosquitto.service</text:p>
      <text:p text:style-name="P17"/>
      <text:p text:style-name="P17">Αν θέλουμε να απενεργοποιήσουμε το service γράφουμε:</text:p>
      <text:p text:style-name="P12">sudo systemctl stop mosquitto.service</text:p>
      <text:p text:style-name="P12">sudo systemctl disable mosquitto.service</text:p>
      <text:p text:style-name="P7"/>
      <text:p text:style-name="P7">Έλεγχος έκδοσης</text:p>
      <text:p text:style-name="P10">mosquitto -v</text:p>
      <text:p text:style-name="P7">Επιστρέφει 1.4.10</text:p>
      <text:p text:style-name="P7"/>
      <text:p text:style-name="P7">Αν δεν βάλουμε το service και θέλουμε να τρέχει ως δαίμονας στο background γράφουμε:</text:p>
      <text:p text:style-name="P10">mosquitto -d</text:p>
      <text:p text:style-name="P7"/>
      <text:p text:style-name="P19">Συνδρομή σε Topic</text:p>
      <text:p text:style-name="P27"><text:span text:style-name="Strong_20_Emphasis"><text:span text:style-name="T3">mosquitto_sub -d -t testTopic</text:span></text:span></text:p>
      <text:p text:style-name="P7"/>
      <text:p text:style-name="P18">Δημοσίευση στο Topic</text:p>
      <text:p text:style-name="P8">Ανοίγουμε ένα ακόμη τερματικό και γράφουμε:</text:p>
      <text:p text:style-name="P28"><text:span text:style-name="Strong_20_Emphasis"><text:span text:style-name="T3">mosquitto_pub -d -t testTopic -m "Hello world!"</text:span></text:span></text:p>
      <text:p text:style-name="P8">Τότε στο πρώτο τερματικό θα δούμε:</text:p>
      <text:p text:style-name="P11">Client mosqsub/21899-smart_ras sending PINGREQ</text:p>
      <text:p text:style-name="P11">Client mosqsub/21899-smart_ras received PINGRESP</text:p>
      <text:p text:style-name="P11">Client mosqsub/21899-smart_ras received PUBLISH (d0, q0, r0, m0, 'testTopic', ... (12 bytes))</text:p>
      <text:p text:style-name="P11">Hello world!</text:p>
      <text:p text:style-name="P2"/>
      <text:p text:style-name="P20">Μπορούμε να ανοίξουμε και τρίτο τερματικό κάνοντας συνδρομή στο ίδιο topic. Αν από το 2ο τερματικό κάνουμε δημοσίευση, τότε αυτή θα εμφανιστεί στα τερματικά 1 και 3. </text:p>
      <text:p text:style-name="P20"/>
      <text:p text:style-name="P5">Voice recognition Google</text:p>
      <text:p text:style-name="P16">Για Raspberry PI:</text:p>
      <text:p text:style-name="P13">sudo apt-get install libportaudio0 libportaudio2 libportaudiocpp0 portaudio19-dev</text:p>
      <text:p text:style-name="P16">Για Debian i386:</text:p>
      <text:p text:style-name="P15">sudo apt-get install libportaudio2 libportaudiocpp0 portaudio19-dev</text:p>
      <text:p text:style-name="P15"/>
      <text:p text:style-name="P13">sudo apt-get install flac</text:p>
      <text:p text:style-name="P23"/>
      <text:p text:style-name="P24">Για Python 2.x</text:p>
      <text:p text:style-name="P13">pip install pyaudio</text:p>
      <text:p text:style-name="P13"/>
      <text:p text:style-name="P16">Για Python 3.x</text:p>
      <text:p text:style-name="P13">pip3 install pyaudio</text:p>
      <text:p text:style-name="P14">pip3 install SpeechRecognition</text:p>
      <text:p text:style-name="P21"/>
      <text:p text:style-name="P24"><text:soft-page-break/>Αρχικά φτιάχνω ένα πρόγραμμα με όνομα test.py το οποίο εμφανίζει τις συσκευές ηχογράφησης:</text:p>
      <text:p text:style-name="P15">import speech_recognition as sr</text:p>
      <text:p text:style-name="P15">for index, name in enumerate(sr.Microphone.list_microphone_names()):</text:p>
      <text:p text:style-name="P15"><text:s text:c="4"/>print("Microphone with name \"{1}\" found for `Microphone(device_index={0})`".format(index, name))</text:p>
      <text:p text:style-name="P26">Με το alsamixer ρυθμίζω επίπεδα για capture. Από το audacity ελέγχω την ένταση και το ποσοστό του θορύβου.</text:p>
      <text:p text:style-name="P22"/>
      <text:p text:style-name="P6">Text To Speech (T.T.S)</text:p>
      <text:p text:style-name="P29">import os, <text:s/>subprocess, urllib</text:p>
      <text:p text:style-name="P29"/>
      <text:p text:style-name="P29">def getGoogleSpeechURL(phrase):</text:p>
      <text:p text:style-name="P29"><text:s text:c="4"/>googleTranslateURL = "http://translate.google.com/translate_tts?ie=UTF-8&amp;client=tw-ob&amp;tl=el&amp;"</text:p>
      <text:p text:style-name="P29"><text:s text:c="4"/>parameters = {'q': phrase}</text:p>
      <text:p text:style-name="P29"><text:s text:c="4"/>data = urllib.parse.urlencode(parameters)</text:p>
      <text:p text:style-name="P29"><text:s text:c="4"/>googleTranslateURL = "%s%s" % (googleTranslateURL,data)</text:p>
      <text:p text:style-name="P29"><text:s text:c="4"/>return googleTranslateURL</text:p>
      <text:p text:style-name="P29"/>
      <text:p text:style-name="P29">def speakSpeechFromText(phrase):</text:p>
      <text:p text:style-name="P29"><text:s text:c="4"/>googleSpeechURL = getGoogleSpeechURL(phrase)</text:p>
      <text:p text:style-name="P29"><text:s text:c="4"/>print(googleSpeechURL)</text:p>
      <text:p text:style-name="P29"><text:s text:c="4"/>#Raspberry PI</text:p>
      <text:p text:style-name="P29"><text:s text:c="4"/>#subprocess.call(["mplayer",googleSpeechURL], shell=False, stdout=subprocess.PIPE, stderr=subprocess.PIPE)</text:p>
      <text:p text:style-name="P29"><text:s text:c="4"/>#Debian i386</text:p>
      <text:p text:style-name="P29"><text:s text:c="4"/>subprocess.Popen(["mplayer", "-really-quiet", googleSpeechURL], shell=False, stdout=subprocess.PIPE, stderr=subprocess.PIPE)</text:p>
      <text:p text:style-name="P29"><text:s text:c="4"/></text:p>
      <text:p text:style-name="P29">speakSpeechFromText("Καλημέρα παιδιά. Τι κάνετε;")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2:11:45.203678083</meta:creation-date>
    <dc:date>2019-04-03T23:44:40.729574001</dc:date>
    <meta:editing-duration>PT43M15S</meta:editing-duration>
    <meta:editing-cycles>14</meta:editing-cycles>
    <meta:generator>LibreOffice/5.2.7.2$Linux_x86 LibreOffice_project/20m0$Build-2</meta:generator>
    <meta:document-statistic meta:table-count="0" meta:image-count="0" meta:object-count="0" meta:page-count="2" meta:paragraph-count="64" meta:word-count="318" meta:character-count="2761" meta:non-whitespace-character-count="2452"/>
  </office:meta>
</office:document-meta>
</file>